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1.0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0:16</meta:creation-date>
    <dc:date>2013-01-31T00:36:37</dc:date>
    <dc:creator>SpaceFlyer </dc:creator>
    <meta:editing-duration>P0D</meta:editing-duration>
    <meta:editing-cycles>3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058cm" svg:y="1.837cm" svg:width="13.302cm" svg:height="5.355cm"/>
          <chart:axis chart:dimension="x" chart:name="primary-x" chart:style-name="ch4" chartooo:axis-type="auto">
            <chart:title svg:x="8.195cm" svg:y="8.019cm" chart:style-name="ch5">
              <text:p>n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91696">
                <text:p>0.0491696</text:p>
              </table:table-cell>
              <table:table-cell office:value-type="float" office:value="0.4767662">
                <text:p>0.4767662</text:p>
              </table:table-cell>
              <table:table-cell office:value-type="float" office:value="0.084052">
                <text:p>0.084052</text:p>
              </table:table-cell>
              <table:table-cell office:value-type="float" office:value="0.1098822">
                <text:p>0.10988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58524">
                <text:p>0.0558524</text:p>
              </table:table-cell>
              <table:table-cell office:value-type="float" office:value="0.5374494">
                <text:p>0.5374494</text:p>
              </table:table-cell>
              <table:table-cell office:value-type="float" office:value="0.086053">
                <text:p>0.086053</text:p>
              </table:table-cell>
              <table:table-cell office:value-type="float" office:value="0.1222636">
                <text:p>0.12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735238">
                <text:p>0.0735238</text:p>
              </table:table-cell>
              <table:table-cell office:value-type="float" office:value="0.6006652">
                <text:p>0.6006652</text:p>
              </table:table-cell>
              <table:table-cell office:value-type="float" office:value="0.089468">
                <text:p>0.089468</text:p>
              </table:table-cell>
              <table:table-cell office:value-type="float" office:value="0.0699164">
                <text:p>0.069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916112">
                <text:p>0.0916112</text:p>
              </table:table-cell>
              <table:table-cell office:value-type="float" office:value="0.62443">
                <text:p>0.62443</text:p>
              </table:table-cell>
              <table:table-cell office:value-type="float" office:value="0.0941782">
                <text:p>0.0941782</text:p>
              </table:table-cell>
              <table:table-cell office:value-type="float" office:value="0.107268">
                <text:p>0.10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969354">
                <text:p>0.0969354</text:p>
              </table:table-cell>
              <table:table-cell office:value-type="float" office:value="0.6328124">
                <text:p>0.6328124</text:p>
              </table:table-cell>
              <table:table-cell office:value-type="float" office:value="0.0934796">
                <text:p>0.0934796</text:p>
              </table:table-cell>
              <table:table-cell office:value-type="float" office:value="0.0862612">
                <text:p>0.086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098988">
                <text:p>0.1098988</text:p>
              </table:table-cell>
              <table:table-cell office:value-type="float" office:value="0.6489">
                <text:p>0.6489</text:p>
              </table:table-cell>
              <table:table-cell office:value-type="float" office:value="0.0923828">
                <text:p>0.0923828</text:p>
              </table:table-cell>
              <table:table-cell office:value-type="float" office:value="0.0712668">
                <text:p>0.0712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196842">
                <text:p>0.1196842</text:p>
              </table:table-cell>
              <table:table-cell office:value-type="float" office:value="0.6641724">
                <text:p>0.6641724</text:p>
              </table:table-cell>
              <table:table-cell office:value-type="float" office:value="0.095417">
                <text:p>0.095417</text:p>
              </table:table-cell>
              <table:table-cell office:value-type="float" office:value="0.0799294">
                <text:p>0.0799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33476">
                <text:p>0.133476</text:p>
              </table:table-cell>
              <table:table-cell office:value-type="float" office:value="0.6083024">
                <text:p>0.6083024</text:p>
              </table:table-cell>
              <table:table-cell office:value-type="float" office:value="0.0911284">
                <text:p>0.0911284</text:p>
              </table:table-cell>
              <table:table-cell office:value-type="float" office:value="0.0687076">
                <text:p>0.068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29608">
                <text:p>0.1529608</text:p>
              </table:table-cell>
              <table:table-cell office:value-type="float" office:value="0.5708922">
                <text:p>0.5708922</text:p>
              </table:table-cell>
              <table:table-cell office:value-type="float" office:value="0.0908758">
                <text:p>0.0908758</text:p>
              </table:table-cell>
              <table:table-cell office:value-type="float" office:value="0.0879822">
                <text:p>0.087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740268">
                <text:p>0.1740268</text:p>
              </table:table-cell>
              <table:table-cell office:value-type="float" office:value="0.5935278">
                <text:p>0.5935278</text:p>
              </table:table-cell>
              <table:table-cell office:value-type="float" office:value="0.0943838">
                <text:p>0.0943838</text:p>
              </table:table-cell>
              <table:table-cell office:value-type="float" office:value="0.0699736">
                <text:p>0.069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2036978">
                <text:p>0.2036978</text:p>
              </table:table-cell>
              <table:table-cell office:value-type="float" office:value="0.5510092">
                <text:p>0.5510092</text:p>
              </table:table-cell>
              <table:table-cell office:value-type="float" office:value="0.0924">
                <text:p>0.0924</text:p>
              </table:table-cell>
              <table:table-cell office:value-type="float" office:value="0.0824418">
                <text:p>0.0824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40769">
                <text:p>0.240769</text:p>
              </table:table-cell>
              <table:table-cell office:value-type="float" office:value="0.5860218">
                <text:p>0.5860218</text:p>
              </table:table-cell>
              <table:table-cell office:value-type="float" office:value="0.0925878">
                <text:p>0.0925878</text:p>
              </table:table-cell>
              <table:table-cell office:value-type="float" office:value="0.0758986">
                <text:p>0.07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777494">
                <text:p>0.2777494</text:p>
              </table:table-cell>
              <table:table-cell office:value-type="float" office:value="0.5556906">
                <text:p>0.5556906</text:p>
              </table:table-cell>
              <table:table-cell office:value-type="float" office:value="0.0959606">
                <text:p>0.0959606</text:p>
              </table:table-cell>
              <table:table-cell office:value-type="float" office:value="0.0787302">
                <text:p>0.078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885516">
                <text:p>0.2885516</text:p>
              </table:table-cell>
              <table:table-cell office:value-type="float" office:value="0.4984562">
                <text:p>0.4984562</text:p>
              </table:table-cell>
              <table:table-cell office:value-type="float" office:value="0.0927248">
                <text:p>0.0927248</text:p>
              </table:table-cell>
              <table:table-cell office:value-type="float" office:value="0.0788218">
                <text:p>0.0788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3268816">
                <text:p>0.3268816</text:p>
              </table:table-cell>
              <table:table-cell office:value-type="float" office:value="0.5270422">
                <text:p>0.5270422</text:p>
              </table:table-cell>
              <table:table-cell office:value-type="float" office:value="0.0969208">
                <text:p>0.0969208</text:p>
              </table:table-cell>
              <table:table-cell office:value-type="float" office:value="0.0913226">
                <text:p>0.091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68703">
                <text:p>0.368703</text:p>
              </table:table-cell>
              <table:table-cell office:value-type="float" office:value="0.5435614">
                <text:p>0.5435614</text:p>
              </table:table-cell>
              <table:table-cell office:value-type="float" office:value="0.09816">
                <text:p>0.09816</text:p>
              </table:table-cell>
              <table:table-cell office:value-type="float" office:value="0.072247">
                <text:p>0.072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4035884">
                <text:p>0.4035884</text:p>
              </table:table-cell>
              <table:table-cell office:value-type="float" office:value="0.4738374">
                <text:p>0.4738374</text:p>
              </table:table-cell>
              <table:table-cell office:value-type="float" office:value="0.0973322">
                <text:p>0.0973322</text:p>
              </table:table-cell>
              <table:table-cell office:value-type="float" office:value="0.0771276">
                <text:p>0.077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4408718">
                <text:p>0.4408718</text:p>
              </table:table-cell>
              <table:table-cell office:value-type="float" office:value="0.6043978">
                <text:p>0.6043978</text:p>
              </table:table-cell>
              <table:table-cell office:value-type="float" office:value="0.0980878">
                <text:p>0.0980878</text:p>
              </table:table-cell>
              <table:table-cell office:value-type="float" office:value="0.0800856">
                <text:p>0.0800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4726098">
                <text:p>0.4726098</text:p>
              </table:table-cell>
              <table:table-cell office:value-type="float" office:value="0.5235928">
                <text:p>0.5235928</text:p>
              </table:table-cell>
              <table:table-cell office:value-type="float" office:value="0.1028938">
                <text:p>0.1028938</text:p>
              </table:table-cell>
              <table:table-cell office:value-type="float" office:value="0.092377">
                <text:p>0.092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5103616">
                <text:p>0.5103616</text:p>
              </table:table-cell>
              <table:table-cell office:value-type="float" office:value="0.5368372">
                <text:p>0.5368372</text:p>
              </table:table-cell>
              <table:table-cell office:value-type="float" office:value="0.1010074">
                <text:p>0.1010074</text:p>
              </table:table-cell>
              <table:table-cell office:value-type="float" office:value="0.08264">
                <text:p>0.08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